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, arial, 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ru" fo:country="RU" style:font-size-asian="12pt" style:font-size-complex="12pt"/>
    </style:style>
    <style:style style:name="P2" style:family="paragraph" style:parent-style-name="Standard" style:list-style-name="L1"/>
    <style:style style:name="T1" style:family="text">
      <style:text-properties fo:font-variant="normal" fo:text-transform="none" fo:color="#000000" style:font-name="verdana" fo:font-size="10.5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verdana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style:font-name="Times New Roman" fo:font-size="12pt" fo:language="ru" fo:country="RU" style:font-size-asian="12pt" style:font-size-complex="12pt"/>
    </style:style>
    <style:style style:name="T6" style:family="text">
      <style:text-properties style:font-name="Times New Roman" fo:font-size="12pt" fo:language="en" fo:country="US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чало :</text:p>
      <text:p text:style-name="P1">Герой выходит из-за экрана , после чего за ним увязывается враг , из-за чего начинается основной геймплей .</text:p>
      <text:p text:style-name="P1">Концовка : </text:p>
      <text:list xml:id="list8193513666047277174" text:style-name="L1">
        <text:list-item>
          <text:p text:style-name="P2"><text:span text:style-name="T4">В конце уровня герой выбегает в здание с открытой дверью , ка</text:span><text:span text:style-name="T5">мера остается на месте и появляется надпись «</text:span><text:span text:style-name="T6">Level passed</text:span><text:span text:style-name="T5">».</text:span></text:p>
        </text:list-item>
        <text:list-item>
          <text:p text:style-name="P2"><text:span text:style-name="T5">В конце персонаж выбегает из здания , камера остается в скотобойне , появляется надписиь «</text:span><text:span text:style-name="T6">Level passed</text:span><text:span text:style-name="T5">»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verdana" svg:font-family="verdana, arial, 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</meta:editing-duration>
    <meta:editing-cycles>3</meta:editing-cycles>
    <meta:generator>OpenOffice/4.1.5$Win32 OpenOffice.org_project/415m1$Build-9789</meta:generator>
    <dc:date>2019-02-09T11:27:30.29</dc:date>
    <meta:document-statistic meta:table-count="0" meta:image-count="0" meta:object-count="0" meta:page-count="1" meta:paragraph-count="5" meta:word-count="60" meta:character-count="353"/>
    <meta:user-defined meta:name="Info 1"/>
    <meta:user-defined meta:name="Info 2"/>
    <meta:user-defined meta:name="Info 3"/>
    <meta:user-defined meta:name="Info 4"/>
  </office:meta>
</office:document-meta>
</file>